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line-break/><text:line-break/>Hola! Sí, es posible activar una aplicación de React Native estando el teléfono apagado. Esto se puede lograr utilizando una funcionalidad llamada "background execution" en React Native. La forma en que esto funciona es permitiendo que la aplicación siga ejecutándose en segundo plano, incluso cuando el teléfono está apagado o en modo de reposo. Esto puede ser útil en caso de que desees que tu aplicación realice tareas importantes en segundo plano, como enviar notificaciones push o actualizar datos en tiempo real. Sin embargo, tenga en cuenta que esta funcionalidad puede consumir una cantidad significativa de batería, por lo que deberá usarse con precaució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17:19:05.859769396</meta:creation-date>
    <dc:date>2022-12-15T17:27:44.797679287</dc:date>
    <meta:editing-duration>PT8M42S</meta:editing-duration>
    <meta:editing-cycles>1</meta:editing-cycles>
    <meta:document-statistic meta:table-count="0" meta:image-count="0" meta:object-count="0" meta:page-count="1" meta:paragraph-count="1" meta:word-count="104" meta:character-count="667" meta:non-whitespace-character-count="562"/>
    <meta:generator>LibreOffice/7.3.4.2$Linux_X86_64 LibreOffice_project/728fec16bd5f605073805c3c9e7c4212a0120dc5</meta:generator>
  </office:meta>
</office:document-meta>
</file>